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ro1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</style:style>
    <style:style style:name="ce2" style:family="table-cell" style:parent-style-name="Default">
      <style:table-cell-properties fo:border="0.99pt solid #000000"/>
      <style:text-properties fo:language="none" fo:country="none" style:language-asian="none" style:country-asian="none" style:language-complex="none" style:country-complex="none"/>
    </style:style>
    <style:style style:name="ce3" style:family="table-cell" style:parent-style-name="Default">
      <style:table-cell-properties fo:background-color="#bbe33d" fo:border="0.06pt solid #000000"/>
    </style:style>
    <style:style style:name="ce4" style:family="table-cell" style:parent-style-name="Default">
      <style:table-cell-properties fo:border="0.06pt solid #000000"/>
      <style:text-properties fo:language="none" fo:country="none" style:language-asian="none" style:country-asian="none" style:language-complex="none" style:country-complex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transparent" fo:border="0.06pt solid #000000"/>
      <style:text-properties fo:language="none" fo:country="none" style:language-asian="none" style:country-asian="none" style:language-complex="none" style:country-complex="none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d4ea6b" fo:border="0.06pt solid #000000"/>
    </style:style>
    <style:style style:name="T1" style:family="text">
      <style:text-properties style:font-name="" fo:font-size="12pt"/>
    </style:style>
    <style:style style:name="T2" style:family="text">
      <style:text-properties fo:color="#000000" style:font-name="Courier New" fo:font-size="10pt" style:font-name-asian="Courier New" style:font-name-complex="Courier New" style:font-size-asian="10pt" style:font-size-complex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aso 1, dt=0.05, nstop=1000</text:p>
            <text:p>Nmonte=100, rate=1</text:p>
          </table:table-cell>
          <table:table-cell table:style-name="ce1" office:value-type="string" calcext:value-type="string">
            <text:p>Q=diag(0.1,0.1)</text:p>
          </table:table-cell>
          <table:table-cell table:style-name="ce4" office:value-type="string" calcext:value-type="string">
            <text:p><text:span text:style-name="T1">Q=diag(</text:span><text:span text:style-name="T2">[1,1]</text:span><text:span text:style-name="T1">)</text:span></text:p>
          </table:table-cell>
          <table:table-cell/>
          <table:table-cell table:style-name="ce1" office:value-type="string" calcext:value-type="string">
            <text:p>Caso 1, dt=0.05, nstop=1000</text:p>
            <text:p>Nmonte=100, rate=2</text:p>
          </table:table-cell>
          <table:table-cell table:style-name="ce1" office:value-type="string" calcext:value-type="string">
            <text:p>Q=diag(0.1,0.1)</text:p>
          </table:table-cell>
          <table:table-cell table:style-name="ce4" office:value-type="string" calcext:value-type="string">
            <text:p><text:span text:style-name="T1">Q=diag(</text:span><text:span text:style-name="T2">[1,1]</text:span><text:span text:style-name="T1">)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pan text:style-name="T1">R=diag(</text:span><text:span text:style-name="T2">0.1,(2*pi/180)^2</text:span><text:span text:style-name="T1">)</text:span></text:p>
          </table:table-cell>
          <table:table-cell table:style-name="ce1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 table:style-name="ce1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/>
          <table:table-cell table:style-name="ce2" office:value-type="string" calcext:value-type="string">
            <text:p><text:span text:style-name="T1">R=diag(</text:span><text:span text:style-name="T2">0.1,(2*pi/180)^2</text:span><text:span text:style-name="T1">)</text:span></text:p>
          </table:table-cell>
          <table:table-cell table:style-name="ce1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 table:style-name="ce1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=diag(0.01,(2*pi/360)^2)</text:p>
          </table:table-cell>
          <table:table-cell table:style-name="ce1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 table:style-name="ce1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/>
          <table:table-cell table:style-name="ce1" office:value-type="string" calcext:value-type="string">
            <text:p>R=diag(0.01,(2*pi/360)^2)</text:p>
          </table:table-cell>
          <table:table-cell table:style-name="ce1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 table:style-name="ce1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aso 1, dt=0.05, nstop=1000</text:p>
            <text:p>Nmonte=100, rate=5</text:p>
          </table:table-cell>
          <table:table-cell table:style-name="ce5" office:value-type="string" calcext:value-type="string">
            <text:p>Q=diag(0.1,0.1)</text:p>
          </table:table-cell>
          <table:table-cell table:style-name="ce4" office:value-type="string" calcext:value-type="string">
            <text:p><text:span text:style-name="T1">Q=diag(</text:span><text:span text:style-name="T2">[1,1]</text:span><text:span text:style-name="T1">)</text:span></text:p>
          </table:table-cell>
          <table:table-cell/>
          <table:table-cell table:style-name="ce5" office:value-type="string" calcext:value-type="string">
            <text:p>Caso 1, dt=0.05, nstop=1000</text:p>
            <text:p>Nmonte=100, rate=10</text:p>
          </table:table-cell>
          <table:table-cell table:style-name="ce5" office:value-type="string" calcext:value-type="string">
            <text:p>Q=diag(0.1,0.1)</text:p>
          </table:table-cell>
          <table:table-cell table:style-name="ce4" office:value-type="string" calcext:value-type="string">
            <text:p><text:span text:style-name="T1">Q=diag(</text:span><text:span text:style-name="T2">[1,1]</text:span><text:span text:style-name="T1">)</text:span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<text:span text:style-name="T1">R=diag(</text:span><text:span text:style-name="T2">0.1,(2*pi/180)^2</text:span><text:span text:style-name="T1">)</text:span></text:p>
          </table:table-cell>
          <table:table-cell table:style-name="ce3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 table:style-name="ce3" office:value-type="string" calcext:value-type="string">
            <text:p>IMMmedia_medie=0.1168</text:p>
            <text:p>IMMmedia_max=0.3184</text:p>
            <text:p><text:span text:style-name="T3">IMMmax_max=0.4907</text:span></text:p>
            <text:p><text:span text:style-name="T3">sensmedia_medie=0.3997</text:span></text:p>
            <text:p><text:span text:style-name="T3">sensmedia_max=1.2022</text:span></text:p>
            <text:p><text:span text:style-name="T3">sensmax_max=1.5958</text:span></text:p>
            <text:p><text:span text:style-name="T3"/></text:p>
          </table:table-cell>
          <table:table-cell/>
          <table:table-cell table:style-name="ce4" office:value-type="string" calcext:value-type="string">
            <text:p><text:span text:style-name="T1">R=diag(</text:span><text:span text:style-name="T2">0.1,(2*pi/180)^2</text:span><text:span text:style-name="T1">)</text:span></text:p>
          </table:table-cell>
          <table:table-cell table:style-name="ce5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 table:style-name="ce5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=diag(0.01,(2*pi/360)^2)</text:p>
          </table:table-cell>
          <table:table-cell table:style-name="ce3" office:value-type="string" calcext:value-type="string">
            <text:p>IMMmedia_medie=0.0528</text:p>
            <text:p>IMMmedia_max=0.1611</text:p>
            <text:p><text:span text:style-name="T3">IMMmax_max=0.2782</text:span></text:p>
            <text:p><text:span text:style-name="T3">sensmedia_medie=0.1572</text:span></text:p>
            <text:p><text:span text:style-name="T3">sensmedia_max=0.5263</text:span></text:p>
            <text:p><text:span text:style-name="T3">sensmax_max=0.7066</text:span></text:p>
            <text:p><text:span text:style-name="T3"/></text:p>
          </table:table-cell>
          <table:table-cell table:style-name="ce3" office:value-type="string" calcext:value-type="string">
            <text:p>IMMmedia_medie=0.0563</text:p>
            <text:p>IMMmedia_max=0.1753</text:p>
            <text:p><text:span text:style-name="T3">IMMmax_max=0.2880</text:span></text:p>
            <text:p><text:span text:style-name="T3">sensmedia_medie=0.1575</text:span></text:p>
            <text:p><text:span text:style-name="T3">sensmedia_max=0.5270</text:span></text:p>
            <text:p><text:span text:style-name="T3">sensmax_max=0.7541</text:span></text:p>
          </table:table-cell>
          <table:table-cell/>
          <table:table-cell table:style-name="ce5" office:value-type="string" calcext:value-type="string">
            <text:p>R=diag(0.01,(2*pi/360)^2)</text:p>
          </table:table-cell>
          <table:table-cell table:style-name="ce5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 table:style-name="ce5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aso 2, dt=0.05, nstop=1000</text:p>
            <text:p>Nmonte=100, rate=1</text:p>
          </table:table-cell>
          <table:table-cell table:style-name="ce7" office:value-type="string" calcext:value-type="string">
            <text:p>Q=diag(0.2,0.2)</text:p>
          </table:table-cell>
          <table:table-cell table:style-name="ce4" office:value-type="string" calcext:value-type="string">
            <text:p><text:span text:style-name="T1">Q=diag(</text:span><text:span text:style-name="T2">[1,1]</text:span><text:span text:style-name="T1">)</text:span></text:p>
          </table:table-cell>
          <table:table-cell/>
          <table:table-cell table:style-name="ce1" office:value-type="string" calcext:value-type="string">
            <text:p>Caso 2, dt=0.05, nstop=1000</text:p>
            <text:p>Nmonte=100, rate=2</text:p>
          </table:table-cell>
          <table:table-cell table:style-name="ce7" office:value-type="string" calcext:value-type="string">
            <text:p>Q=diag(0.2,0.2)</text:p>
          </table:table-cell>
          <table:table-cell table:style-name="ce4" office:value-type="string" calcext:value-type="string">
            <text:p><text:span text:style-name="T1">Q=diag(</text:span><text:span text:style-name="T2">[1,1]</text:span><text:span text:style-name="T1">)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pan text:style-name="T1">R=diag(</text:span><text:span text:style-name="T2">0.1,(2*pi/180)^2</text:span><text:span text:style-name="T1">)</text:span></text:p>
          </table:table-cell>
          <table:table-cell table:style-name="ce1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 table:style-name="ce1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/>
          <table:table-cell table:style-name="ce2" office:value-type="string" calcext:value-type="string">
            <text:p><text:span text:style-name="T1">R=diag(</text:span><text:span text:style-name="T2">0.1,(2*pi/180)^2</text:span><text:span text:style-name="T1">)</text:span></text:p>
          </table:table-cell>
          <table:table-cell table:style-name="ce1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 table:style-name="ce1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=diag(0.01,(2*pi/360)^2)</text:p>
          </table:table-cell>
          <table:table-cell table:style-name="ce1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 table:style-name="ce1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/>
          <table:table-cell table:style-name="ce1" office:value-type="string" calcext:value-type="string">
            <text:p>R=diag(0.01,(2*pi/360)^2)</text:p>
          </table:table-cell>
          <table:table-cell table:style-name="ce1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 table:style-name="ce1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so 2, dt=0.05, nstop=1000</text:p>
            <text:p>Nmonte=100, rate=5</text:p>
          </table:table-cell>
          <table:table-cell table:style-name="ce7" office:value-type="string" calcext:value-type="string">
            <text:p>Q=diag(0.2,0.2)</text:p>
          </table:table-cell>
          <table:table-cell table:style-name="ce6" office:value-type="string" calcext:value-type="string">
            <text:p><text:span text:style-name="T1">Q=diag(</text:span><text:span text:style-name="T2">[1,1]</text:span><text:span text:style-name="T1">)</text:span></text:p>
          </table:table-cell>
          <table:table-cell/>
          <table:table-cell table:style-name="ce1" office:value-type="string" calcext:value-type="string">
            <text:p>Caso 2, dt=0.05, nstop=1000</text:p>
            <text:p>Nmonte=100, rate=10</text:p>
          </table:table-cell>
          <table:table-cell table:style-name="ce7" office:value-type="string" calcext:value-type="string">
            <text:p>Q=diag(0.2,0.2)</text:p>
          </table:table-cell>
          <table:table-cell table:style-name="ce4" office:value-type="string" calcext:value-type="string">
            <text:p><text:span text:style-name="T1">Q=diag(</text:span><text:span text:style-name="T2">[1,1]</text:span><text:span text:style-name="T1">)</text:span>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<text:span text:style-name="T1">R=diag(</text:span><text:span text:style-name="T2">0.1,(2*pi/180)^2</text:span><text:span text:style-name="T1">)</text:span></text:p>
          </table:table-cell>
          <table:table-cell table:style-name="ce8" office:value-type="string" calcext:value-type="string">
            <text:p>IMMmedia_medie=0.1814</text:p>
            <text:p>IMMmedia_max=0.5768</text:p>
            <text:p><text:span text:style-name="T3">IMMmax_max=2.1211</text:span></text:p>
            <text:p><text:span text:style-name="T3">sensmedia_medie=0.3970</text:span></text:p>
            <text:p><text:span text:style-name="T3">sensmedia_max=1.2317</text:span></text:p>
            <text:p><text:span text:style-name="T3">sensmax_max=1.7157</text:span></text:p>
          </table:table-cell>
          <table:table-cell table:style-name="ce7" office:value-type="string" calcext:value-type="string">
            <text:p>IMMmedia_medie=0.1168</text:p>
            <text:p>IMMmedia_max=0.3184</text:p>
            <text:p><text:span text:style-name="T3">IMMmax_max=0.4907</text:span></text:p>
            <text:p><text:span text:style-name="T3">sensmedia_medie=0.3997</text:span></text:p>
            <text:p><text:span text:style-name="T3">sensmedia_max=1.2022</text:span></text:p>
            <text:p><text:span text:style-name="T3">sensmax_max=1.5958</text:span></text:p>
            <text:p><text:span text:style-name="T3"/></text:p>
          </table:table-cell>
          <table:table-cell/>
          <table:table-cell table:style-name="ce4" office:value-type="string" calcext:value-type="string">
            <text:p><text:span text:style-name="T1">R=diag(</text:span><text:span text:style-name="T2">0.1,(2*pi/180)^2</text:span><text:span text:style-name="T1">)</text:span></text:p>
          </table:table-cell>
          <table:table-cell table:style-name="ce5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 table:style-name="ce5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=diag(0.01,(2*pi/360)^2)</text:p>
          </table:table-cell>
          <table:table-cell table:style-name="ce7" office:value-type="string" calcext:value-type="string">
            <text:p>IMMmedia_medie=0.0528</text:p>
            <text:p>IMMmedia_max=0.1611</text:p>
            <text:p><text:span text:style-name="T3">IMMmax_max=0.2782</text:span></text:p>
            <text:p><text:span text:style-name="T3">sensmedia_medie=0.1572</text:span></text:p>
            <text:p><text:span text:style-name="T3">sensmedia_max=0.5263</text:span></text:p>
            <text:p><text:span text:style-name="T3">sensmax_max=0.7066</text:span></text:p>
            <text:p><text:span text:style-name="T3"/></text:p>
          </table:table-cell>
          <table:table-cell table:style-name="ce7" office:value-type="string" calcext:value-type="string">
            <text:p>IMMmedia_medie=0.0563</text:p>
            <text:p>IMMmedia_max=0.1753</text:p>
            <text:p><text:span text:style-name="T3">IMMmax_max=0.2880</text:span></text:p>
            <text:p><text:span text:style-name="T3">sensmedia_medie=0.1575</text:span></text:p>
            <text:p><text:span text:style-name="T3">sensmedia_max=0.5270</text:span></text:p>
            <text:p><text:span text:style-name="T3">sensmax_max=0.7541</text:span></text:p>
          </table:table-cell>
          <table:table-cell/>
          <table:table-cell table:style-name="ce5" office:value-type="string" calcext:value-type="string">
            <text:p>R=diag(0.01,(2*pi/360)^2)</text:p>
          </table:table-cell>
          <table:table-cell table:style-name="ce5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 table:style-name="ce5" office:value-type="string" calcext:value-type="string">
            <text:p>IMMmedia_medie=0.1169</text:p>
            <text:p>IMMmedia_max=0.3430</text:p>
            <text:p><text:span text:style-name="T3">IMMmax_max=0.5186</text:span></text:p>
            <text:p><text:span text:style-name="T3">sensmedia_medie=0.3996</text:span></text:p>
            <text:p><text:span text:style-name="T3">sensmedia_max=0.4213</text:span></text:p>
            <text:p><text:span text:style-name="T3">sensmax_max=1.5171</text:span>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31T18:57:05.505000000</meta:creation-date>
    <dc:date>2020-01-31T23:44:36.389000000</dc:date>
    <meta:editing-duration>PT4M59S</meta:editing-duration>
    <meta:editing-cycles>1</meta:editing-cycles>
    <meta:document-statistic meta:table-count="2" meta:cell-count="72" meta:object-count="0"/>
    <meta:generator>LibreOffice/6.4.0.3$Windows_X86_64 LibreOffice_project/b0a288ab3d2d4774cb44b62f04d5d28733ac6df8</meta:generator>
  </office:meta>
</office:document-meta>
</file>